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3000005DCC31E5C6C.jpg" manifest:media-type="image/jpe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-squares-title">
      <style:graphic-properties draw:auto-grow-height="true" fo:min-height="3.03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fo:min-height="3.25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</style:style>
    <style:style style:name="P4" style:family="paragraph">
      <style:paragraph-properties style:punctuation-wrap="simple" style:line-break="strict"/>
    </style: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15.675cm" svg:height="3.037cm" svg:x="10.625cm" svg:y="7.92cm" presentation:class="title" presentation:placeholder="true" presentation:user-transformed="true">
          <draw:text-box/>
        </draw:frame>
        <draw:frame presentation:style-name="pr2" draw:text-style-name="P2" draw:layer="layout" svg:width="11.695cm" svg:height="1.905cm" svg:x="14.605cm" svg:y="11.53cm" presentation:class="subtitle" presentation:placeholder="true" presentation:user-transformed="true">
          <draw:text-box/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4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0D</meta:editing-duration>
    <meta:editing-cycles>1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meta:document-statistic meta:object-count="43"/>
    <meta:user-defined meta:name="License">BSD (http://templates.services.openoffice.org/bsd-license)</meta:user-defined>
  </office:meta>
</office:document-meta>
</file>